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7.9mm"/>
    </style:style>
    <style:style style:name="co4" style:family="table-column">
      <style:table-column-properties fo:break-before="auto" style:column-width="49mm"/>
    </style:style>
    <style:style style:name="co5" style:family="table-column">
      <style:table-column-properties fo:break-before="auto" style:column-width="77.15mm"/>
    </style:style>
    <style:style style:name="co2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86mm"/>
    </style:style>
    <style:style style:name="ro2" style:family="table-row">
      <style:table-row-properties style:row-height="4.8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2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1021" table:default-cell-style-name="Default"/>
        <table:table-row table:style-name="ro2">
          <table:table-cell table:style-name="ce2" office:value-type="string" calcext:value-type="string">
            <text:p>Time (in hours)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ask</text:p>
          </table:table-cell>
          <table:table-cell table:style-name="ce2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00/00/00</text:date>, <text:time style:data-style-name="N2" text:time-value="13:41:35.787706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11-20T13:42:09.531402322</dc:date>
    <meta:editing-duration>PT7H17M49S</meta:editing-duration>
    <meta:editing-cycles>118</meta:editing-cycles>
    <meta:generator>LibreOffice/4.4.0.3$Linux_X86_64 LibreOffice_project/de093506bcdc5fafd9023ee680b8c60e3e0645d7</meta:generator>
    <meta:document-statistic meta:table-count="2" meta:cell-count="356" meta:object-count="0"/>
  </office:meta>
</office:document-meta>
</file>